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63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PRODUTOS EM DESCONGELAMENTO</text:p>
          </table:table-cell>
          <table:table-cell/>
          <table:table-cell table:style-name="ce1" office:value-type="string" calcext:value-type="string">
            <text:p>PRODUTOS EM DESCONGELAMENTO</text:p>
          </table:table-cell>
        </table:table-row>
        <table:table-row table:style-name="ro2">
          <table:table-cell office:value-type="string" calcext:value-type="string">
            <text:p>Marca:___________________Produto: _________________________</text:p>
          </table:table-cell>
          <table:table-cell/>
          <table:table-cell office:value-type="string" calcext:value-type="string">
            <text:p>Marca:___________________Produto: _________________________</text:p>
          </table:table-cell>
        </table:table-row>
        <table:table-row table:style-name="ro2">
          <table:table-cell office:value-type="string" calcext:value-type="string">
            <text:p>Val. Fornecedor: <text:s/>____/____/____</text:p>
          </table:table-cell>
          <table:table-cell/>
          <table:table-cell office:value-type="string" calcext:value-type="string">
            <text:p>Val. Fornecedor: <text:s/>____/____/____</text:p>
          </table:table-cell>
        </table:table-row>
        <table:table-row table:style-name="ro2">
          <table:table-cell office:value-type="string" calcext:value-type="string">
            <text:p>Início de Descongelamento: <text:s/>____/____/____</text:p>
          </table:table-cell>
          <table:table-cell/>
          <table:table-cell office:value-type="string" calcext:value-type="string">
            <text:p>Início de Descongelamento: <text:s/>____/____/____</text:p>
          </table:table-cell>
        </table:table-row>
        <table:table-row table:style-name="ro2">
          <table:table-cell office:value-type="string" calcext:value-type="string">
            <text:p>Val. Após Descongelamento: <text:s/>____/____/____</text:p>
          </table:table-cell>
          <table:table-cell/>
          <table:table-cell office:value-type="string" calcext:value-type="string">
            <text:p>Val. Após Descongelamento: <text:s/>____/____/____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</table:table-row>
        <table:table-row table:style-name="ro2" table:number-rows-repeated="5"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</table:table-row>
        <table:table-row table:style-name="ro2" table:number-rows-repeated="5"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5T22:18:24.445000000</meta:creation-date>
    <dc:date>2022-08-05T22:33:09.841000000</dc:date>
    <meta:editing-duration>PT3M43S</meta:editing-duration>
    <meta:editing-cycles>1</meta:editing-cycles>
    <meta:generator>LibreOffice/7.2.6.2$Windows_X86_64 LibreOffice_project/b0ec3a565991f7569a5a7f5d24fed7f52653d754</meta:generator>
    <meta:document-statistic meta:table-count="1" meta:cell-count="70" meta:object-count="0"/>
  </office:meta>
</office:document-meta>
</file>